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d251" officeooo:paragraph-rsid="0019d251"/>
    </style:style>
    <style:style style:name="T1" style:family="text">
      <style:text-properties officeooo:rsid="001bb6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sta da questão <text:span text:style-name="T1">2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2:02:52.844000000</meta:creation-date>
    <dc:date>2013-12-07T07:24:39.683000000</dc:date>
    <meta:editing-duration>P0D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" meta:word-count="4" meta:character-count="22" meta:non-whitespace-character-count="19"/>
  </office:meta>
</office:document-meta>
</file>